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4f5e" officeooo:paragraph-rsid="00044f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2T11:14:59.377479646</meta:creation-date>
    <dc:date>2025-04-22T11:16:09.333723032</dc:date>
    <meta:editing-duration>PT3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